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6.3799in"/>
    </style:style>
    <style:style style:name="co5" style:family="table-column">
      <style:table-column-properties fo:break-before="auto" style:column-width="2.7091in"/>
    </style:style>
    <style:style style:name="co6" style:family="table-column">
      <style:table-column-properties fo:break-before="auto" style:column-width="0.93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2.5126in"/>
    </style:style>
    <style:style style:name="co12" style:family="table-column">
      <style:table-column-properties fo:break-before="auto" style:column-width="1.5618in"/>
    </style:style>
    <style:style style:name="co13" style:family="table-column">
      <style:table-column-properties fo:break-before="auto" style:column-width="4.5665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9429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 fo:border="0.0008in solid #000000"/>
    </style:style>
    <style:style style:name="ce7" style:family="table-cell" style:parent-style-name="Default">
      <style:table-cell-properties fo:wrap-option="wrap" fo:border="0.0008in solid #000000" style:vertical-align="top"/>
    </style:style>
    <style:style style:name="ce8" style:family="table-cell" style:parent-style-name="Default">
      <style:table-cell-properties fo:background-color="#ffcc99" fo:border="0.0008in solid #000000" style:vertical-align="middle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order-left="0.0008in solid #000000" fo:border-right="none" fo:border-top="0.0008in solid #000000" style:vertical-align="middle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gr1" style:family="graphic">
      <style:graphic-properties draw:marker-start="Mũi_20_tên_20_đầ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Mũi_20_tên_20_đầu_20_1" draw:marker-start-width="0.0787in" draw:marker-start-center="false" draw:fill="solid" draw:fill-color="#ffffc0" draw:auto-grow-height="true" draw:auto-grow-width="false" fo:min-height="0.30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uideline" table:style-name="ta1" table:print-ranges="Guideline.A1:Guideline.H28"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8" table:number-rows-spanned="1">
            <text:p>Tài liệu này giúp các thành viên của Open-Ones Group thực hiện reivew (bắt lỗi) code của các nhóm tham gia thực hành các chương trình của nhóm.</text:p>
          </table:table-cell>
          <table:covered-table-cell table:number-columns-repeated="7"/>
        </table:table-row>
        <table:table-row table:style-name="ro2">
          <table:table-cell table:style-name="Default" office:value-type="string">
            <text:p>Các nhóm thực hành được mô tả trong sheet “ProjectTeam”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Sản phẩm mã nguồn của từng đội được lưu trong sheet tiếp theo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Cách thức review:</text:p>
          </table:table-cell>
          <table:table-cell table:number-columns-repeated="7"/>
        </table:table-row>
        <table:table-row table:style-name="ro4">
          <table:table-cell table:style-name="ce3" office:value-type="string" table:number-columns-spanned="8" table:number-rows-spanned="1">
            <text:p>- Các thành viên (trong sheet "Reviewer") được phân công review theo từng file trong sheet "TeamX" (trong đợ này này X =1).</text:p>
          </table:table-cell>
          <table:covered-table-cell table:number-columns-repeated="7"/>
        </table:table-row>
        <table:table-row table:style-name="ro5">
          <table:table-cell table:style-name="ce3" office:value-type="string" table:number-columns-spanned="8" table:number-rows-spanned="1">
            <text:p>- Tài liệu chuẩn dùng để đối chiếu khi review code được mô tả trong sheet "ReviewStandard": do lần này làm quen nên các thành viên tự chọn một trong 2 tài liệu được đề cập.</text:p>
          </table:table-cell>
          <table:covered-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6">
          <table:table-cell office:value-type="string" table:number-columns-spanned="8" table:number-rows-spanned="1">
            <text:p>- Công việc cụ thể của<text:span text:style-name="T1"> từng thành viên</text:span> là đọc xem file code (được giao trong sheet "Team1"), <text:span text:style-name="T1">đối chiếu với tài liệu chuẩn, ghi số lỗi vi phạm vào cột "C"</text:span>. Đồng thời <text:span text:style-name="T1">mô tả chi tiết lỗi trong sheet "DetailsOfReview"</text:span></text:p>
          </table:table-cell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3"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5" office:value-type="string" table:number-columns-spanned="8" table:number-rows-spanned="1">
            <text:p>Cách thức đánh giá chất lượng code thông qua Unit Test</text:p>
          </table:table-cell>
          <table:covered-table-cell table:number-columns-repeated="7"/>
        </table:table-row>
        <table:table-row table:style-name="ro5">
          <table:table-cell office:value-type="string" table:number-columns-spanned="8" table:number-rows-spanned="1">
            <text:p>Để làm được việc này đòi hỏi người review phải biết cách thực hiện (viết) Unit Test để kiểm thử từng method của các Class.</text:p>
          </table:table-cell>
          <table:covered-table-cell table:number-columns-repeated="7"/>
        </table:table-row>
        <table:table-row table:style-name="ro5">
          <table:table-cell table:style-name="ce5"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  <table:table-row table:style-name="ro5">
          <table:table-cell table:number-columns-spanned="8" table:number-rows-spanned="1"/>
          <table:covered-table-cell table:number-columns-repeated="7"/>
        </table:table-row>
      </table:table>
      <table:table table:name="ProjectTeam" table:style-name="ta1" table:print-ranges="ProjectTeam.A1:ProjectTeam.C39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Default"/>
        <table:table-row table:style-name="ro3">
          <table:table-cell table:style-name="ce6" office:value-type="string">
            <text:p>No</text:p>
          </table:table-cell>
          <table:table-cell table:style-name="ce6" office:value-type="string">
            <text:p>Project Team</text:p>
          </table:table-cell>
          <table:table-cell table:style-name="ce6" office:value-type="string">
            <office:annotation draw:style-name="gr1" draw:text-style-name="P1" svg:width="1.1413in" svg:height="1.3232in" svg:x="10.7205in" svg:y="0in" draw:caption-point-x="-0.2402in" draw:caption-point-y="0.0039in">
              <dc:creator>ThachLN</dc:creator>
              <dc:date>2011-06-14T00:00:00</dc:date>
              <text:p text:style-name="P1">Ghi chú rõ method nào, dòng lệnh nào, vi phạm cụ thể mục nào trong tài liệu chuẩn, bôi đỏ chỗ code </text:p>
              <text:p text:style-name="P1">vi phạm</text:p>
            </office:annotation>
            <text:p>URL SVN</text:p>
          </table:table-cell>
          <table:table-cell/>
          <table:table-cell/>
        </table:table-row>
        <table:table-row table:style-name="ro2">
          <table:table-cell table:formula="of:=ROW()-ROW([.$A$1])" office:value-type="float" office:value="1">
            <text:p>1</text:p>
          </table:table-cell>
          <table:table-cell office:value-type="string">
            <text:p>Team1</text:p>
          </table:table-cell>
          <table:table-cell office:value-type="string">
            <text:p><text:a xlink:href="https://soft-dev.googlecode.com/svn/trunk/APT/SourceCode/Team1">https://soft-dev.googlecode.com/svn/trunk/APT/SourceCode/Team1</text:a></text:p>
          </table:table-cell>
          <table:table-cell table:number-columns-repeated="2"/>
        </table:table-row>
        <table:table-row table:style-name="ro2">
          <table:table-cell table:formula="of:=ROW()-ROW([.$A$1])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">
            <text:p>3</text:p>
          </table:table-cell>
          <table:table-cell office:value-type="string">
            <text:p>Team3</text:p>
          </table:table-cell>
          <table:table-cell office:value-type="string">
            <text:p><text:a xlink:href="https://soft-dev.googlecode.com/svn/trunk/APT/SourceCode/Team3/QuangHD/ProductWeb">https://soft-dev.googlecode.com/svn/trunk/APT/SourceCode/Team3/QuangHD/ProductWeb</text:a></text:p>
          </table:table-cell>
          <table:table-cell table:number-columns-repeated="2"/>
        </table:table-row>
        <table:table-row table:style-name="ro2">
          <table:table-cell table:formula="of:=ROW()-ROW([.$A$1]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7">
            <text:p>7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9">
            <text:p>9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1">
            <text:p>11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2">
            <text:p>12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3">
            <text:p>13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4">
            <text:p>14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5">
            <text:p>15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6">
            <text:p>16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7">
            <text:p>17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8">
            <text:p>18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19">
            <text:p>19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0">
            <text:p>20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1">
            <text:p>21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2">
            <text:p>22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3">
            <text:p>23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4">
            <text:p>24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5">
            <text:p>25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6">
            <text:p>26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7">
            <text:p>27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8">
            <text:p>28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29">
            <text:p>29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0">
            <text:p>30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1">
            <text:p>31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3">
            <text:p>33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4">
            <text:p>34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6">
            <text:p>36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7">
            <text:p>37</text:p>
          </table:table-cell>
          <table:table-cell table:number-columns-repeated="4"/>
        </table:table-row>
        <table:table-row table:style-name="ro2">
          <table:table-cell table:formula="of:=ROW()-ROW([.$A$1])" office:value-type="float" office:value="38">
            <text:p>38</text:p>
          </table:table-cell>
          <table:table-cell table:number-columns-repeated="4"/>
        </table:table-row>
      </table:table>
      <table:table table:name="Team1" table:style-name="ta1" table:print-ranges="Team1.A1:Team1.E52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2" table:default-cell-style-name="ce9"/>
        <table:table-row table:style-name="ro3">
          <table:table-cell table:style-name="ce8" office:value-type="string" table:number-columns-spanned="1" table:number-rows-spanned="2">
            <text:p>Tree of source code (revision: xxx)</text:p>
          </table:table-cell>
          <table:table-cell table:style-name="ce6" office:value-type="string" table:number-columns-spanned="2" table:number-rows-spanned="1">
            <text:p>Review code</text:p>
          </table:table-cell>
          <table:covered-table-cell table:style-name="ce6"/>
          <table:table-cell table:style-name="ce6" office:value-type="string" table:number-columns-spanned="2" table:number-rows-spanned="1">
            <text:p>Unit Test</text:p>
          </table:table-cell>
          <table:covered-table-cell table:style-name="ce6"/>
        </table:table-row>
        <table:table-row table:style-name="ro3">
          <table:covered-table-cell table:style-name="ce6" office:value-type="string">
            <text:p>Tree of source code</text:p>
          </table:covered-table-cell>
          <table:table-cell table:style-name="ce6" office:value-type="string">
            <text:p>Assigned</text:p>
          </table:table-cell>
          <table:table-cell table:style-name="ce6" office:value-type="string">
            <text:p>No of bugs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No of bugs</text:p>
          </table:table-cell>
        </table:table-row>
        <table:table-row table:style-name="ro3">
          <table:table-cell office:value-type="string">
            <text:p>Team1</text:p>
          </table:table-cell>
          <table:table-cell table:number-columns-repeated="4"/>
        </table:table-row>
        <table:table-row table:style-name="ro2">
          <table:table-cell office:value-type="string">
            <text:p>└───ProductWeb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build.xml</text:p>
          </table:table-cell>
          <table:table-cell table:number-columns-repeated="4"/>
        </table:table-row>
        <table:table-row table:style-name="ro3">
          <table:table-cell office:value-type="string">
            <text:p><text:s text:c="4"/>├───data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6"/>1.User.sql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6"/>2.Product.sql</text:p>
          </table:table-cell>
          <table:table-cell table:number-columns-repeated="4"/>
        </table:table-row>
        <table:table-row table:style-name="ro2">
          <table:table-cell office:value-type="string">
            <text:p><text:s text:c="4"/>├───libs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6"/>sqljdbc4.jar</text:p>
          </table:table-cell>
          <table:table-cell table:number-columns-repeated="4"/>
        </table:table-row>
        <table:table-row table:style-name="ro2">
          <table:table-cell office:value-type="string">
            <text:p><text:s text:c="4"/>├───nbproject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│ <text:s text:c="2"/>ant-deploy.xml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│ <text:s text:c="2"/>build-impl.xml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│ <text:s text:c="2"/>genfiles.properties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│ <text:s text:c="2"/>project.properties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│ <text:s text:c="2"/>project.xml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2"/>└───private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private.properties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private.xml</text:p>
          </table:table-cell>
          <table:table-cell table:number-columns-repeated="4"/>
        </table:table-row>
        <table:table-row table:style-name="ro2">
          <table:table-cell office:value-type="string">
            <text:p><text:s text:c="4"/>├───src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2"/>├───conf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2"/>│ <text:s text:c="6"/>MANIFEST.MF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2"/>└───java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6"/>└───sonth</text:p>
          </table:table-cell>
          <table:table-cell table:number-columns-repeated="4"/>
        </table:table-row>
        <table:table-row table:style-name="ro3">
          <table:table-cell office:value-type="string">
            <text:p><text:s text:c="4"/>│ <text:s text:c="10"/>├───BLL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│ <text:s text:c="6"/>ProductService.java</text:p>
          </table:table-cell>
          <table:table-cell office:value-type="string">
            <text:p>Hiếu</text:p>
          </table:table-cell>
          <table:table-cell table:number-columns-repeated="3"/>
        </table:table-row>
        <table:table-row table:style-name="ro2">
          <table:table-cell office:value-type="string">
            <text:p><text:s text:c="4"/>│ <text:s text:c="10"/>│ <text:s text:c="6"/>UserService.java</text:p>
          </table:table-cell>
          <table:table-cell office:value-type="string">
            <text:p>Hiếu</text:p>
          </table:table-cell>
          <table:table-cell table:number-columns-repeated="3"/>
        </table:table-row>
        <table:table-row table:style-name="ro3">
          <table:table-cell office:value-type="string">
            <text:p><text:s text:c="4"/>│ <text:s text:c="10"/>├───CL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│ <text:s text:c="6"/>IPageMapping.java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│ <text:s text:c="6"/>LoginServlet.java</text:p>
          </table:table-cell>
          <table:table-cell office:value-type="string">
            <text:p>Phúc</text:p>
          </table:table-cell>
          <table:table-cell table:number-columns-repeated="3"/>
        </table:table-row>
        <table:table-row table:style-name="ro2">
          <table:table-cell office:value-type="string">
            <text:p><text:s text:c="4"/>│ <text:s text:c="10"/>│ <text:s text:c="6"/>ProductServlet.java</text:p>
          </table:table-cell>
          <table:table-cell office:value-type="string">
            <text:p>Phúc</text:p>
          </table:table-cell>
          <table:table-cell table:number-columns-repeated="3"/>
        </table:table-row>
        <table:table-row table:style-name="ro3">
          <table:table-cell office:value-type="string">
            <text:p><text:s text:c="4"/>│ <text:s text:c="10"/>├───DAL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│ <text:s text:c="6"/>ProductDAO.java</text:p>
          </table:table-cell>
          <table:table-cell office:value-type="string">
            <text:p>Hữu</text:p>
          </table:table-cell>
          <table:table-cell table:number-columns-repeated="3"/>
        </table:table-row>
        <table:table-row table:style-name="ro2">
          <table:table-cell office:value-type="string">
            <text:p><text:s text:c="4"/>│ <text:s text:c="10"/>│ <text:s text:c="6"/>UserDAO.java</text:p>
          </table:table-cell>
          <table:table-cell office:value-type="string">
            <text:p>Quốc</text:p>
          </table:table-cell>
          <table:table-cell table:number-columns-repeated="3"/>
        </table:table-row>
        <table:table-row table:style-name="ro3">
          <table:table-cell office:value-type="string">
            <text:p><text:s text:c="4"/>│ <text:s text:c="10"/>├───EL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0"/>│ <text:s text:c="6"/>Product.java</text:p>
          </table:table-cell>
          <table:table-cell office:value-type="string">
            <text:p>Hữu</text:p>
          </table:table-cell>
          <table:table-cell table:number-columns-repeated="3"/>
        </table:table-row>
        <table:table-row table:style-name="ro2">
          <table:table-cell office:value-type="string">
            <text:p><text:s text:c="4"/>│ <text:s text:c="10"/>│ <text:s text:c="6"/>User.java</text:p>
          </table:table-cell>
          <table:table-cell office:value-type="string">
            <text:p>Hữu</text:p>
          </table:table-cell>
          <table:table-cell table:number-columns-repeated="3"/>
        </table:table-row>
        <table:table-row table:style-name="ro2">
          <table:table-cell office:value-type="string">
            <text:p><text:s text:c="4"/>│ <text:s text:c="10"/>└───Utils</text:p>
          </table:table-cell>
          <table:table-cell table:number-columns-repeated="4"/>
        </table:table-row>
        <table:table-row table:style-name="ro2">
          <table:table-cell office:value-type="string">
            <text:p><text:s text:c="4"/>│ <text:s text:c="18"/>JdbcConnector.java</text:p>
          </table:table-cell>
          <table:table-cell office:value-type="string">
            <text:p>Phúc</text:p>
          </table:table-cell>
          <table:table-cell table:number-columns-repeated="3"/>
        </table:table-row>
        <table:table-row table:style-name="ro3">
          <table:table-cell office:value-type="string">
            <text:p><text:s text:c="4"/>├───test</text:p>
          </table:table-cell>
          <table:table-cell table:number-columns-repeated="4"/>
        </table:table-row>
        <table:table-row table:style-name="ro3">
          <table:table-cell office:value-type="string">
            <text:p><text:s text:c="4"/>└───web</text:p>
          </table:table-cell>
          <table:table-cell table:number-columns-repeated="4"/>
        </table:table-row>
        <table:table-row table:style-name="ro2">
          <table:table-cell office:value-type="string">
            <text:p><text:s text:c="8"/>│ <text:s text:c="2"/>formAddProduct.html</text:p>
          </table:table-cell>
          <table:table-cell table:number-columns-repeated="4"/>
        </table:table-row>
        <table:table-row table:style-name="ro2">
          <table:table-cell office:value-type="string">
            <text:p><text:s text:c="8"/>│ <text:s text:c="2"/>formLogin.html</text:p>
          </table:table-cell>
          <table:table-cell table:number-columns-repeated="4"/>
        </table:table-row>
        <table:table-row table:style-name="ro2">
          <table:table-cell office:value-type="string">
            <text:p><text:s text:c="8"/>│ <text:s text:c="2"/>viewListProduct.jsp</text:p>
          </table:table-cell>
          <table:table-cell table:number-columns-repeated="4"/>
        </table:table-row>
        <table:table-row table:style-name="ro2">
          <table:table-cell office:value-type="string">
            <text:p><text:s text:c="8"/>│ <text:s text:c="2"/>viewLoginFail.html</text:p>
          </table:table-cell>
          <table:table-cell table:number-columns-repeated="4"/>
        </table:table-row>
        <table:table-row table:style-name="ro3">
          <table:table-cell office:value-type="string">
            <text:p><text:s text:c="8"/>│</text:p>
          </table:table-cell>
          <table:table-cell table:number-columns-repeated="4"/>
        </table:table-row>
        <table:table-row table:style-name="ro3">
          <table:table-cell office:value-type="string">
            <text:p><text:s text:c="8"/>├───META-INF</text:p>
          </table:table-cell>
          <table:table-cell table:number-columns-repeated="4"/>
        </table:table-row>
        <table:table-row table:style-name="ro2">
          <table:table-cell office:value-type="string">
            <text:p><text:s text:c="8"/>│ <text:s text:c="6"/>context.xml</text:p>
          </table:table-cell>
          <table:table-cell table:number-columns-repeated="4"/>
        </table:table-row>
        <table:table-row table:style-name="ro3">
          <table:table-cell office:value-type="string">
            <text:p><text:s text:c="8"/>│</text:p>
          </table:table-cell>
          <table:table-cell table:number-columns-repeated="4"/>
        </table:table-row>
        <table:table-row table:style-name="ro3">
          <table:table-cell office:value-type="string">
            <text:p><text:s text:c="8"/>└───WEB-INF</text:p>
          </table:table-cell>
          <table:table-cell table:number-columns-repeated="4"/>
        </table:table-row>
        <table:table-row table:style-name="ro2">
          <table:table-cell office:value-type="string">
            <text:p><text:s text:c="16"/>web.xml</text:p>
          </table:table-cell>
          <table:table-cell table:number-columns-repeated="4"/>
        </table:table-row>
        <table:table-row table:style-name="ro3">
          <table:table-cell table:number-columns-repeated="5"/>
        </table:table-row>
      </table:table>
      <table:table table:name="ReviewStandard" table:style-name="ta1" table:print-ranges="ReviewStandard.A1:ReviewStandard.AC41 ReviewStandard.A1:ReviewStandard.AC41">
        <table:table-column table:style-name="co8" table:number-columns-repeated="1024" table:default-cell-style-name="Default"/>
        <table:table-row table:style-name="ro2">
          <table:table-cell office:value-type="string">
            <text:p>Quan điểm về chất lượng mã nguồn thông quan hoạt động Review và Unit Tes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table:style-name="ce10" office:value-type="string" table:number-columns-spanned="29" table:number-rows-spanned="1">
            <text:p>1) Các file mã nguồn phải có thông tin rõ ràng, các lớp, các phương thức, các khối lệnh phải có ghi chú rõ ràng.</text:p>
          </table:table-cell>
          <table:covered-table-cell table:number-columns-repeated="28"/>
          <table:table-cell table:number-columns-repeated="995"/>
        </table:table-row>
        <table:table-row table:style-name="ro2">
          <table:table-cell table:style-name="ce2" office:value-type="string">
            <text:p>Tiêu chuẩn:</text:p>
          </table:table-cell>
          <table:table-cell table:number-columns-repeated="1023"/>
        </table:table-row>
        <table:table-row table:style-name="ro8">
          <table:table-cell/>
          <table:table-cell table:style-name="ce4" office:value-type="string" table:number-columns-spanned="28" table:number-rows-spanned="1">
            <text:p>Đối với mã nguồn Java thì tham chiếu tài liệu “Standard_Java Coding Convention.pdf” trong bộ tài liệu “Guideline” download tại: “<text:a xlink:href="http://ict-industry.gov.vn/Clients/Document/DownloadDocument.aspx?Me=Document&amp;ID=1">http://ict-industry.gov.vn/Clients/Document/DownloadDocument.aspx?Me=Document&amp;ID=1</text:a>” </text:p>
            <text:p>Hoặc tài liệu Java Coding Convention của Sun (download tại: <text:a xlink:href="http://www.oracle.com/technetwork/java/codeconventions-150003.pdf">http://www.oracle.com/technetwork/java/codeconventions-150003.pdf</text:a>)</text:p>
          </table:table-cell>
          <table:covered-table-cell table:number-columns-repeated="27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2) Tất cả các phương thức phải được thực hiện kiểm thử.</text:p>
          </table:table-cell>
          <table:table-cell table:number-columns-repeated="1023"/>
        </table:table-row>
        <table:table-row table:style-name="ro2">
          <table:table-cell office:value-type="string">
            <text:p>Thông số test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) %line: Độ bao phủ dòng lệnh được tính bằng công thức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ce11" office:value-type="string">
            <text:p>Số dòng lệnh được thưc thi bởi các tình huống test / Số dòng lệnh trong mã nguồn</text:p>
          </table:table-cell>
          <table:table-cell table:style-name="ce12" table:number-columns-repeated="21"/>
          <table:table-cell table:style-name="ce13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b) %branch: Độ bao phủ nhánh rẽ được tính bằng công thức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" office:value-type="string">
            <text:p>Số nhánh rẽ được thưc thi bởi các tình huống test / Số nhánh rẽ trong mã nguồn</text:p>
          </table:table-cell>
          <table:table-cell table:style-name="ce12" table:number-columns-repeated="21"/>
          <table:table-cell table:style-name="ce13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Tiêu chuẩn: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%line &gt; 95$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%branch &gt; 95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Nếu từng phương thức trong các lớp không đủ tiêu chuẩn test ở trên thì phải có sự phân tích và giả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hích hợp lý.</text:p>
          </table:table-cell>
          <table:table-cell table:number-columns-repeated="1022"/>
        </table:table-row>
      </table:table>
      <table:table table:name="Reviewer" table:style-name="ta1" table:print-ranges="Reviewer.A1:Reviewer.F39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row table:style-name="ro2">
          <table:table-cell table:style-name="ce6" office:value-type="string">
            <text:p>STT</text:p>
          </table:table-cell>
          <table:table-cell table:style-name="ce6" office:value-type="string">
            <text:p>Thành viên</text:p>
          </table:table-cell>
          <table:table-cell table:style-name="ce6" office:value-type="string">
            <text:p>Email</text:p>
          </table:table-cell>
        </table:table-row>
        <table:table-row table:style-name="ro2">
          <table:table-cell table:formula="of:=ROW()-ROW([.$A$1])" office:value-type="float" office:value="1">
            <text:p>1</text:p>
          </table:table-cell>
          <table:table-cell office:value-type="string">
            <text:p>Nguyễn Trí Phúc</text:p>
          </table:table-cell>
          <table:table-cell office:value-type="string">
            <text:p><text:a xlink:href="mailto:seabreeze1269@gmail.com">seabreeze1269@gmail.com</text:a></text:p>
          </table:table-cell>
        </table:table-row>
        <table:table-row table:style-name="ro2">
          <table:table-cell table:formula="of:=ROW()-ROW([.$A$1])" office:value-type="float" office:value="2">
            <text:p>2</text:p>
          </table:table-cell>
          <table:table-cell office:value-type="string">
            <text:p>Từ Thiên Hữu</text:p>
          </table:table-cell>
          <table:table-cell office:value-type="string">
            <text:p><text:a xlink:href="mailto:thienhuu1984@gmail.com">thienhuu1984@gmail.com</text:a></text:p>
          </table:table-cell>
        </table:table-row>
        <table:table-row table:style-name="ro2">
          <table:table-cell table:formula="of:=ROW()-ROW([.$A$1])" office:value-type="float" office:value="3">
            <text:p>3</text:p>
          </table:table-cell>
          <table:table-cell office:value-type="string">
            <text:p>Trịnh Hoàn Việt Quốc</text:p>
          </table:table-cell>
          <table:table-cell office:value-type="string">
            <text:p><text:a xlink:href="mailto:vietquocvn@gmail.com">vietquocvn@gmail.com</text:a></text:p>
          </table:table-cell>
        </table:table-row>
        <table:table-row table:style-name="ro2">
          <table:table-cell table:formula="of:=ROW()-ROW([.$A$1])" office:value-type="float" office:value="4">
            <text:p>4</text:p>
          </table:table-cell>
          <table:table-cell office:value-type="string">
            <text:p>Trần Trung Hiếu</text:p>
          </table:table-cell>
          <table:table-cell office:value-type="string">
            <text:p><text:a xlink:href="mailto:bamboolll@gmail.com">bamboolll@gmail.com</text:a></text:p>
          </table:table-cell>
        </table:table-row>
        <table:table-row table:style-name="ro3">
          <table:table-cell table:number-columns-repeated="3"/>
        </table:table-row>
      </table:table>
      <table:table table:name="DetailsOfReview" table:style-name="ta1" table:print-ranges="DetailsOfReview.A1:DetailsOfReview.F39">
        <table:table-column table:style-name="co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12" table:default-cell-style-name="ce7"/>
        <table:table-column table:style-name="co13" table:default-cell-style-name="ce7"/>
        <table:table-row table:style-name="ro3">
          <table:table-cell table:style-name="ce6" office:value-type="string">
            <text:p>No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File</text:p>
          </table:table-cell>
          <table:table-cell table:style-name="ce6" office:value-type="string">
            <text:p>Reviewer</text:p>
          </table:table-cell>
          <table:table-cell table:style-name="ce6" office:value-type="string">
            <office:annotation draw:style-name="gr2" draw:text-style-name="P1" svg:width="2.3654in" svg:height="0.3902in" svg:x="6.1709in" svg:y="0in" draw:caption-point-x="-0.2402in" draw:caption-point-y="0.0039in">
              <dc:creator>ThachLN</dc:creator>
              <dc:date>2011-06-14T00:00:00</dc:date>
              <text:p text:style-name="P1">Mô tả ngắn gọn sự vi phạm chuẩn coding</text:p>
            </office:annotation>
            <text:p>Bug Name</text:p>
          </table:table-cell>
          <table:table-cell table:style-name="ce6" office:value-type="string">
            <office:annotation draw:style-name="gr1" draw:text-style-name="P1" svg:width="1.1413in" svg:height="1.3232in" svg:x="10.7205in" svg:y="0in" draw:caption-point-x="-0.2402in" draw:caption-point-y="0.0039in">
              <dc:creator>ThachLN</dc:creator>
              <dc:date>2011-06-14T00:00:00</dc:date>
              <text:p text:style-name="P1">Ghi chú rõ method nào, dòng lệnh nào, vi phạm cụ thể mục nào trong tài liệu chuẩn, bôi đỏ chỗ code </text:p>
              <text:p text:style-name="P1">vi phạm</text:p>
            </office:annotation>
            <text:p>Description</text:p>
          </table:table-cell>
        </table:table-row>
        <table:table-row table:style-name="ro2">
          <table:table-cell table:formula="of:=ROW()-ROW([.$A$1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3">
            <text:p>13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4">
            <text:p>14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5">
            <text:p>15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7">
            <text:p>17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8">
            <text:p>18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19">
            <text:p>19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1">
            <text:p>21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2">
            <text:p>22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3">
            <text:p>23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4">
            <text:p>24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5">
            <text:p>25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6">
            <text:p>26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7">
            <text:p>27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29">
            <text:p>29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0">
            <text:p>30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1">
            <text:p>31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2">
            <text:p>32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3">
            <text:p>33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4">
            <text:p>34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5">
            <text:p>35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7">
            <text:p>37</text:p>
          </table:table-cell>
          <table:table-cell table:number-columns-repeated="5"/>
        </table:table-row>
        <table:table-row table:style-name="ro2">
          <table:table-cell table:formula="of:=ROW()-ROW([.$A$1])" office:value-type="float" office:value="38">
            <text:p>3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fo:page-width="11.6929in" fo:page-height="8.2681in" style:num-format="1" style:print-orientation="landscape" fo:margin-top="0.2in" fo:margin-bottom="0.2in" fo:margin-left="0.5in" fo:margin-right="0.3in" style:scale-to="77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22:59:5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6-14T21:24:12.09</meta:creation-date>
    <dc:date>2011-06-14T22:59:57.79</dc:date>
    <dc:creator>Thạch Lê</dc:creator>
    <meta:editing-duration>PT1H4M22S</meta:editing-duration>
    <meta:editing-cycles>3</meta:editing-cycles>
    <meta:generator>OpenOffice.org/3.3$Win32 OpenOffice.org_project/330m20$Build-9567</meta:generator>
    <meta:document-statistic meta:table-count="6" meta:cell-count="194" meta:object-count="0"/>
  </office:meta>
</office:document-meta>
</file>